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79c9" officeooo:paragraph-rsid="001479c9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479c9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68329" officeooo:paragraph-rsid="00168329"/>
    </style:style>
    <style:style style:name="P4" style:family="paragraph" style:parent-style-name="Standard">
      <loext:graphic-properties draw:fill="solid" draw:fill-color="#1e1f22"/>
      <style:paragraph-properties fo:line-height="150%" fo:text-align="start" style:justify-single-word="false" fo:background-color="#1e1f22" fo:padding="0cm" fo:border="none" style:shadow="none"/>
      <style:text-properties officeooo:rsid="00168329" officeooo:paragraph-rsid="00168329"/>
    </style:style>
    <style:style style:name="P5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style="normal" fo:font-weight="normal" officeooo:paragraph-rsid="001aa6c8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0d0d0d" loext:opacity="100%" style:font-name="Liberation Serif" fo:font-size="12pt" fo:letter-spacing="normal" fo:font-style="normal" fo:font-weight="normal" officeooo:rsid="001a2311" officeooo:paragraph-rsid="001aa6c8" style:font-style-asian="normal" style:font-style-complex="normal" loext:padding="0.049cm" loext:border="0.06pt solid #000000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0d0d0d" loext:opacity="100%" style:font-name="S hne" fo:font-size="12pt" fo:letter-spacing="normal" fo:font-style="normal" fo:font-weight="normal" officeooo:rsid="001a2311" officeooo:paragraph-rsid="001aa6c8" style:font-style-asian="normal" style:font-style-complex="normal" loext:padding="0.049cm" loext:border="0.06pt solid #000000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479c9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1eded6" officeooo:paragraph-rsid="001eded6"/>
    </style:style>
    <style:style style:name="P10" style:family="paragraph" style:parent-style-name="Standard">
      <style:paragraph-properties fo:line-height="200%" fo:text-align="justify" style:justify-single-word="false"/>
      <style:text-properties officeooo:rsid="00199951" officeooo:paragraph-rsid="00206510"/>
    </style:style>
    <style:style style:name="P11" style:family="paragraph" style:parent-style-name="Standard">
      <loext:graphic-properties draw:fill="solid" draw:fill-color="#1e1f22"/>
      <style:paragraph-properties fo:line-height="200%" fo:text-align="justify" style:justify-single-word="false" fo:background-color="#1e1f22" fo:padding="0cm" fo:border="none" style:shadow="none"/>
      <style:text-properties officeooo:rsid="00199951" officeooo:paragraph-rsid="00206510"/>
    </style:style>
    <style:style style:name="P12" style:family="paragraph" style:parent-style-name="Standard">
      <style:paragraph-properties fo:line-height="200%" fo:text-align="justify" style:justify-single-word="false"/>
      <style:text-properties officeooo:rsid="00199951" officeooo:paragraph-rsid="00199951"/>
    </style:style>
    <style:style style:name="P13" style:family="paragraph" style:parent-style-name="Standard">
      <loext:graphic-properties draw:fill="solid" draw:fill-color="#1e1f22"/>
      <style:paragraph-properties fo:line-height="200%" fo:text-align="justify" style:justify-single-word="false" fo:background-color="#1e1f22" fo:padding="0cm" fo:border="none" style:shadow="none"/>
      <style:text-properties officeooo:paragraph-rsid="001479c9"/>
    </style:style>
    <style:style style:name="T1" style:family="text">
      <style:text-properties officeooo:rsid="001479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f7ff" style:font-weight-asian="bold" style:font-weight-complex="bold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2aacb8" loext:opacity="100%" style:font-name="JetBrains Mono" fo:font-size="10pt" fo:font-style="normal" fo:font-weight="normal" officeooo:rsid="00206510" style:font-size-asian="10pt" style:font-style-asian="normal" style:font-weight-asian="normal"/>
    </style:style>
    <style:style style:name="T9" style:family="text">
      <style:text-properties officeooo:rsid="001a2311"/>
    </style:style>
    <style:style style:name="T10" style:family="text">
      <style:text-properties officeooo:rsid="001aa6c8"/>
    </style:style>
    <style:style style:name="T11" style:family="text">
      <style:text-properties fo:font-variant="normal" fo:text-transform="none" fo:color="#0d0d0d" loext:opacity="100%" style:font-name="Liberation Serif" fo:font-size="12pt" fo:letter-spacing="normal"/>
    </style:style>
    <style:style style:name="T12" style:family="text">
      <style:text-properties fo:font-variant="normal" fo:text-transform="none" fo:color="#0d0d0d" loext:opacity="100%" style:font-name="Liberation Serif" fo:font-size="12pt" fo:letter-spacing="normal" officeooo:rsid="001aa6c8"/>
    </style:style>
    <style:style style:name="T13" style:family="text">
      <style:text-properties fo:font-variant="normal" fo:text-transform="none" fo:color="#0d0d0d" loext:opacity="100%" style:font-name="Liberation Serif" fo:font-size="12pt" fo:letter-spacing="normal" officeooo:rsid="001a2311"/>
    </style:style>
    <style:style style:name="T14" style:family="text">
      <style:text-properties fo:font-variant="normal" fo:text-transform="none" fo:color="#0d0d0d" loext:opacity="100%" style:font-name="Liberation Serif" fo:letter-spacing="normal" officeooo:rsid="001a2311"/>
    </style:style>
    <style:style style:name="T15" style:family="text">
      <style:text-properties style:font-name="Liberation Serif" officeooo:rsid="001a2311"/>
    </style:style>
    <style:style style:name="T16" style:family="text">
      <style:text-properties officeooo:rsid="001c68c9"/>
    </style:style>
    <style:style style:name="T17" style:family="text">
      <style:text-properties officeooo:rsid="002065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1 – ALEST I</text:p>
      <text:p text:style-name="P1"/>
      <text:p text:style-name="P2"><text:span text:style-name="T1">E</text:span>ntregar um relatório fazendo esta mesma análise para os algoritmos a seguir, achando todos detalhes possíveis sobre eles: <text:span text:style-name="T2">implementar, medir o número de operações </text:span><text:span text:style-name="T3">(tabela de valores)</text:span><text:span text:style-name="T2">, obter dados experimentais, construir os gráficos, determinar as funções características </text:span><text:span text:style-name="T3">(calculo e concluir qual a função de maior complexidade)</text:span>. Não esqueça de apresentar as suas conclusões. Sua missão é descobrir o quanto os algoritmos custam, não é descobrir o que os algoritmos fazem nem usar notação O() na análise por que ela será vista em sala de aula. Este relatório é individual e consiste no Trabalho 1 da disciplina.</text:p>
      <text:p text:style-name="P2"/>
      <text:p text:style-name="P9">NÃO PODE DAR NUMERO NEGATIVO!</text:p>
      <text:p text:style-name="P9"/>
      <text:p text:style-name="P10">MARGEM PARA <text:span text:style-name="T16">MEDIR</text:span> AS OPERAÇÕES <text:span text:style-name="T17">(fa, fd)</text:span></text:p>
      <text:p text:style-name="P11"><text:span text:style-name="T4">for</text:span><text:span text:style-name="T6">(</text:span><text:span text:style-name="T4">int </text:span><text:span text:style-name="T6">n=</text:span><text:span text:style-name="T7">10</text:span><text:span text:style-name="T6">; n&lt;</text:span><text:span text:style-name="T8">400</text:span><text:span text:style-name="T6">; n+=</text:span><text:span text:style-name="T7">50</text:span><text:span text:style-name="T6">)</text:span></text:p>
      <text:p text:style-name="P12">MARGEM PARA <text:span text:style-name="T16">MEDIR</text:span> AS OPERAÇÕES <text:span text:style-name="T17">(fb, fc)</text:span></text:p>
      <text:p text:style-name="P13"><text:span text:style-name="T4">for</text:span><text:span text:style-name="T6">(</text:span><text:span text:style-name="T4">int </text:span><text:span text:style-name="T6">n=</text:span><text:span text:style-name="T7">10</text:span><text:span text:style-name="T6">; n&lt;</text:span><text:span text:style-name="T7">1000</text:span><text:span text:style-name="T6">; n+=</text:span><text:span text:style-name="T7">50</text:span><text:span text:style-name="T6">)</text:span></text:p>
      <text:p text:style-name="P10">MARGEM PARA <text:span text:style-name="T16">MEDIR</text:span> AS OPERAÇÕES <text:span text:style-name="T17">(fe)</text:span></text:p>
      <text:p text:style-name="P11"><text:span text:style-name="T4">for</text:span><text:span text:style-name="T6">(</text:span><text:span text:style-name="T4">int </text:span><text:span text:style-name="T6">n=</text:span><text:span text:style-name="T7">10</text:span><text:span text:style-name="T6">; n&lt;</text:span><text:span text:style-name="T8">150</text:span><text:span text:style-name="T6">; n+=</text:span><text:span text:style-name="T7">50</text:span><text:span text:style-name="T6">)</text:span></text:p>
      <text:p text:style-name="P3"/>
      <text:p text:style-name="P3">ALGORITMO 1</text:p>
      <text:p text:style-name="P4"><text:span text:style-name="T4">public int </text:span><text:span text:style-name="T5">fa</text:span><text:span text:style-name="T6">(</text:span><text:span text:style-name="T4">int </text:span><text:span text:style-name="T6">n) {</text:span><text:line-break/><text:span text:style-name="T6"> <text:s text:c="3"/></text:span><text:span text:style-name="T4">int </text:span><text:span text:style-name="T6">i, j, k, res = </text:span><text:span text:style-name="T7">0</text:span><text:span text:style-name="T6">;</text:span><text:line-break/><text:span text:style-name="T6"> <text:s text:c="3"/></text:span><text:span text:style-name="T4">int </text:span><text:span text:style-name="T6">cont_op = </text:span><text:span text:style-name="T7">0</text:span><text:span text:style-name="T6">;</text:span><text:line-break/><text:line-break/><text:span text:style-name="T6"> <text:s text:c="3"/></text:span><text:span text:style-name="T4">for </text:span><text:span text:style-name="T6">(i = </text:span><text:span text:style-name="T7">1</text:span><text:span text:style-name="T6">; i &lt;= n * n; i += </text:span><text:span text:style-name="T7">1</text:span><text:span text:style-name="T6">)</text:span><text:line-break/><text:span text:style-name="T6"> <text:s text:c="7"/></text:span><text:span text:style-name="T4">for </text:span><text:span text:style-name="T6">(j = </text:span><text:span text:style-name="T7">1</text:span><text:span text:style-name="T6">; j &lt;= i; j += </text:span><text:span text:style-name="T7">2</text:span><text:span text:style-name="T6">)</text:span><text:line-break/><text:span text:style-name="T6"> <text:s text:c="11"/></text:span><text:span text:style-name="T4">for </text:span><text:span text:style-name="T6">(k = n + </text:span><text:span text:style-name="T7">1</text:span><text:span text:style-name="T6">; k &lt;= </text:span><text:span text:style-name="T7">2 </text:span><text:span text:style-name="T6">* i; k += i * j)</text:span><text:line-break/><text:span text:style-name="T6"> <text:s text:c="15"/>res = res + k + </text:span><text:span text:style-name="T7">1</text:span><text:span text:style-name="T6">;</text:span><text:line-break/><text:span text:style-name="T6"> <text:s text:c="3"/>cont_op++;</text:span><text:line-break/><text:line-break/><text:span text:style-name="T6"> <text:s text:c="3"/></text:span><text:span text:style-name="T4">return </text:span><text:span text:style-name="T6">cont_op;</text:span><text:line-break/><text:span text:style-name="T6">}</text:span></text:p>
      <text:p text:style-name="P3"/>
      <text:p text:style-name="P5"><text:span text:style-name="T9">O comportamento deste código a medida que n varia inicia com o laço externo for de O(n2). </text:span><text:span text:style-name="T10">A</text:span><text:span text:style-name="T9"> partir do segundo loop a iteração varia entre 1 e o valor menor que i. </text:span><text:span text:style-name="T11">No início, executa uma iteração (quando </text:span><text:span text:style-name="T12">i = 1</text:span><text:span text:style-name="T11">), depois executa 3 iterações (quando </text:span><text:span text:style-name="T12">i = 2)</text:span><text:span text:style-name="T11">, 5 iterações (quando </text:span><text:span text:style-name="T12">i = 3</text:span><text:span text:style-name="T11">), e </text:span><text:soft-page-break/><text:span text:style-name="T11">assim por diante, até </text:span><text:span text:style-name="T12">n2</text:span><text:span text:style-name="T11">. Portanto, o número total de iterações deste loop é proporcional a </text:span><text:span text:style-name="T12">n2</text:span><text:span text:style-name="T11">, mas não exatamente </text:span><text:span text:style-name="T12">n2</text:span><text:span text:style-name="T11">.</text:span><text:span text:style-name="T13"> </text:span><text:span text:style-name="T12">P</text:span><text:span text:style-name="T15">or fim o último for varia de n + 1 a 2 * i. </text:span><text:span text:style-name="T13">O número de iterações depende de </text:span><text:span text:style-name="T12">i</text:span><text:span text:style-name="T14"> </text:span><text:span text:style-name="T13">e </text:span><text:span text:style-name="T12">j</text:span><text:span text:style-name="T13">. </text:span><text:span text:style-name="T12">Quanto menor o valor de i, maior o número de iterações, e quanto maior fo i, menor a iteração. </text:span><text:span text:style-name="T13">Portanto, o número total de iterações deste loop é influenciado po</text:span><text:span text:style-name="T12">r n </text:span><text:span text:style-name="T13">de forma não linear, devido à dependência de </text:span><text:span text:style-name="T12">i e j.</text:span><text:span text:style-name="T13"> Dessa forma, a complexidade total do algoritmo não é estritamente </text:span><text:span text:style-name="T12">O(n2), </text:span><text:span text:style-name="T13"><text:s/>mas é dominada por um fator </text:span><text:span text:style-name="T12">n2.</text:span></text:p>
      <text:p text:style-name="P6"/>
      <text:p text:style-name="P7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36:17.155151792</meta:creation-date>
    <dc:date>2024-03-25T19:57:57.183968008</dc:date>
    <meta:editing-duration>PT11H36M3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365" meta:character-count="1944" meta:non-whitespace-character-count="1531"/>
  </office:meta>
</office:document-meta>
</file>